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table:number-columns-repeated="11"/>
          <table:table-cell office:value-type="string" calcext:value-type="string">
            <text:p>spell_thunder_damage</text:p>
          </table:table-cell>
          <table:table-cell table:number-columns-repeated="33"/>
          <table:table-cell office:value-type="string" calcext:value-type="string">
            <text:p>spell_water_damag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big_breath_of_fire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spell_thunder_damage</text:p>
          </table:table-cell>
          <table:table-cell table:number-columns-repeated="2"/>
          <table:table-cell office:value-type="string" calcext:value-type="string">
            <text:p>big_breath_of_thunder</text:p>
          </table:table-cell>
          <table:table-cell table:number-columns-repeated="2"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breath_of_water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big_breath_of_natur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big_heart_of_fir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big_heart_of_thunder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ic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natur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pell_thunder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water_damage_and_do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nature_damage_and_dot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battery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harmony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big_area_dmg_mana</text:p>
          </table:table-cell>
          <table:table-cell table:number-columns-repeated="8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8"/>
          <table:table-cell office:value-type="string" calcext:value-type="string">
            <text:p>big_inc_area_spell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area_dmg_mana</text:p>
          </table:table-cell>
          <table:table-cell table:number-columns-repeated="3"/>
          <table:table-cell office:value-type="string" calcext:value-type="string">
            <text:p>area_dmg_mana</text:p>
          </table:table-cell>
          <table:table-cell table:number-columns-repeated="6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6"/>
          <table:table-cell office:value-type="string" calcext:value-type="string">
            <text:p>inc_area_spell_dmg</text:p>
          </table:table-cell>
          <table:table-cell table:number-columns-repeated="3"/>
          <table:table-cell office:value-type="string" calcext:value-type="string">
            <text:p>inc_area_spell_dmg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area_dmg_mana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ea_dmg_mana</text:p>
          </table:table-cell>
          <table:table-cell table:number-columns-repeated="6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inc_area_spell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c_area_spell_dmg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 table:number-columns-repeated="14"/>
          <table:table-cell office:value-type="string" calcext:value-type="string">
            <text:p>area_dmg_mana</text:p>
          </table:table-cell>
          <table:table-cell table:number-columns-repeated="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c_area_spell_dmg</text:p>
          </table:table-cell>
          <table:table-cell table:number-columns-repeated="14"/>
          <table:table-cell office:value-type="string" calcext:value-type="string">
            <text:p>big_de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19"/>
          <table:table-cell office:value-type="string" calcext:value-type="string">
            <text:p>huge_i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ig_spell_cr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spell_cr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dot_d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p_dot_dmg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office:value-type="string" calcext:value-type="string">
            <text:p>fire_water_spell_dm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ormen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t_dmg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fire_water_spell_crit_dmg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mag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mana_stea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ana_on_hi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willpow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divinity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aith_armor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big_divine_ligh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ealth_ms_mana_cost</text:p>
          </table:table-cell>
          <table:table-cell table:number-columns-repeated="7"/>
          <table:table-cell office:value-type="string" calcext:value-type="string">
            <text:p>flat_mana_reg_melee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mana_reg_melee_dmg</text:p>
          </table:table-cell>
          <table:table-cell table:number-columns-repeated="7"/>
          <table:table-cell office:value-type="string" calcext:value-type="string">
            <text:p>big_po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mages_pa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3"/>
          <table:table-cell table:number-columns-repeated="2"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gambler</text:p>
          </table:table-cell>
          <table:table-cell table:number-columns-repeated="2"/>
          <table:table-cell office:value-type="string" calcext:value-type="string">
            <text:p>big_poison_alchem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elemental_damage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4"/>
          <table:table-cell office:value-type="string" calcext:value-type="string">
            <text:p>templa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attle_mage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ig_effect_of_ele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3"/>
          <table:table-cell table:number-columns-repeated="2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m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ele_unity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all_elementa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ll_elemental_damage</text:p>
          </table:table-cell>
          <table:table-cell table:number-columns-repeated="8"/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na</text:p>
          </table:table-cell>
          <table:table-cell table:number-columns-repeated="7"/>
          <table:table-cell office:value-type="string" calcext:value-type="string">
            <text:p>cast_speed</text:p>
          </table:table-cell>
          <table:table-cell table:number-columns-repeated="7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ll_elemental_damage</text:p>
          </table:table-cell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big_tenacious_combata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armor_and_ms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lacerato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dodge_and_m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4"/>
          <table:table-cell office:value-type="string" calcext:value-type="string">
            <text:p>cast_speed</text:p>
          </table:table-cell>
          <table:table-cell/>
          <table:table-cell office:value-type="string" calcext:value-type="string">
            <text:p>cast_speed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mg_at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attack_speed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10"/>
          <table:table-cell office:value-type="string" calcext:value-type="string">
            <text:p>dodge_and_ms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4"/>
          <table:table-cell office:value-type="string" calcext:value-type="string">
            <text:p>all_elemental_damage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hp_mana_cost</text:p>
          </table:table-cell>
          <table:table-cell table:number-columns-repeated="2"/>
          <table:table-cell office:value-type="string" calcext:value-type="string">
            <text:p>big_health_mana_cost</text:p>
          </table:table-cell>
          <table:table-cell table:number-columns-repeated="2"/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big_aura_ef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dmg_at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purity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ttack_speed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8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scio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big_int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eady_han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melee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big_eviscerator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big_enduranc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warrior_path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melee_dmg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dodge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big_hunters_pa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agility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physical_weapon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and_regen</text:p>
          </table:table-cell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ron_skin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balistic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table:number-columns-repeated="4"/>
          <table:table-cell office:value-type="string" calcext:value-type="string">
            <text:p>critical_hi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and_regen</text:p>
          </table:table-cell>
          <table:table-cell table:number-columns-repeated="8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physical_weapon_damage</text:p>
          </table:table-cell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projectile_damag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ana_and_regen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big_self_reflection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ritical_hit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rat</text:p>
          </table:table-cell>
          <table:table-cell table:number-columns-repeated="2"/>
          <table:table-cell office:value-type="string" calcext:value-type="string">
            <text:p>big_fro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dodge_and_hp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mana_and_regen</text:p>
          </table:table-cell>
          <table:table-cell table:number-columns-repeated="7"/>
          <table:table-cell office:value-type="string" calcext:value-type="string">
            <text:p>big_warrior_heart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warrio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hunter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14"/>
          <table:table-cell office:value-type="string" calcext:value-type="string">
            <text:p>flat_health_phys_dmg</text:p>
          </table:table-cell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_and_regen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physical_weapon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_and_hp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big_primal</text:p>
          </table:table-cell>
          <table:table-cell table:number-columns-repeated="2"/>
          <table:table-cell office:value-type="string" calcext:value-type="string">
            <text:p>big_inner_sense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phys_acc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p_res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ighte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health_phys_dmg</text:p>
          </table:table-cell>
          <table:table-cell table:number-columns-repeated="7"/>
          <table:table-cell office:value-type="string" calcext:value-type="string">
            <text:p>big_hunt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p_res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6"/>
          <table:table-cell office:value-type="string" calcext:value-type="string">
            <text:p>dodge_and_hp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4"/>
          <table:table-cell office:value-type="string" calcext:value-type="string">
            <text:p>phys_acc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s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eagle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it_proj_dmg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sadi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vampir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duelist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blood_sipho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ealth</text:p>
          </table:table-cell>
          <table:table-cell table:number-columns-repeated="18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are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lat_health_phys_dmg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big_bravery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big_blood_thirst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big_fury_bol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26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huge_de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3"/>
          <table:table-cell office:value-type="string" calcext:value-type="string">
            <text:p>flat_health_phys_dmg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2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verflowing_vitality</text:p>
          </table:table-cell>
          <table:table-cell table:number-columns-repeated="5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2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2"/>
          <table:table-cell office:value-type="string" calcext:value-type="string">
            <text:p>armor_and_dodge</text:p>
          </table:table-cell>
          <table:table-cell table:number-columns-repeated="3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int</text:p>
          </table:table-cell>
          <table:table-cell table:number-columns-repeated="63"/>
          <table:table-cell office:value-type="string" calcext:value-type="string">
            <text:p>big_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uge_str</text:p>
          </table:table-cell>
          <table:table-cell table:number-columns-repeated="6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0"/>
          <table:table-cell office:value-type="string" calcext:value-type="string">
            <text:p>refined_tast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lood_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rue_hit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K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7"/>
          <table:table-cell office:value-type="string" calcext:value-type="string">
            <text:p>K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 table:number-rows-repeated="1048353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08:26:14.6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1-03-05T08:27:51.716000000</dc:date>
    <meta:editing-cycles>267</meta:editing-cycles>
    <meta:editing-duration>PT14H2M49S</meta:editing-duration>
    <meta:document-statistic meta:table-count="1" meta:cell-count="2852" meta:object-count="0"/>
  </office:meta>
</office:document-meta>
</file>